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800000398900F624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horizontal vertical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93.5mm" svg:height="139.95mm" draw:z-index="0"><draw:image xlink:href="Pictures/10000001000004F800000398900F6241.png" xlink:type="simple" xlink:show="embed" xlink:actuate="onLoad" draw:mime-type="image/png"/></draw:frame><draw:frame draw:style-name="fr1" draw:name="Image2" text:anchor-type="char" svg:x="0mm" svg:y="142.86mm" svg:width="193.5mm" svg:height="139.95mm" draw:z-index="1"><draw:image xlink:href="Pictures/10000001000004F800000398900F62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6.74mm" fo:margin-bottom="6.17mm" fo:margin-left="8.18mm" fo:margin-right="8.33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20:39:26.043656137</meta:creation-date>
    <dc:date>2024-08-31T11:05:52.741334752</dc:date>
    <meta:editing-duration>PT17M2S</meta:editing-duration>
    <meta:editing-cycles>5</meta:editing-cycles>
    <meta:generator>LibreOffice/24.2.4.2$Linux_X86_64 LibreOffice_project/42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